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ionylthreonylthreonylglutaminylarginyltyrosylglutamylserylleucylphenylalanylalanylglutaminylleuc yllysylglutamylarginyllysylglutamylglycylalanylphenylalanylvalylprolylphenylalanylvalylthreonylleucylgl ycylaspartylprolylglycylisoleucylglutamylglutaminylserylleucyllysylisoleucylaspartylthreonylleucylisoleu cylglutamylalanylglycylalanylaspartylalanylleucylglutamylleucylglycylisoleucylprolylphenylalanylseryla spartylprolylleucylalanylaspartylglycylprolylthreonylisoleucylglutaminylasparaginylalanylthreonylleucyl arginylalanylphenylalanylalanylalanylglycylvalylthreonylprolylalanylglutaminylcysteinylphenylalanylglu tamylmethionylleucylalanylleucylisoleucylarginylglutaminyllysylhistidylprolylthreonylisoleucylprolylisol eucylglycylleucylleucylmethionyltyrosylalanylasparaginylleucylvalylphenylalanylasparaginyllysylglycyli soleucylaspartylglutamylphenylalanyltyrosylalanylglutaminylcysteinylglutamyllysylvalylglycylvalylaspa rtylserylvalylleucylvalylalanylaspartylvalylprolylvalylglutaminylglutamylserylalanylprolylphenylalanylarg inylglutaminylalanylalanylleucylarginylhistidylasparaginylvalylalanylprolylisoleucylphe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<text:soft-page-break/>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lleu 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isoleucylcystein ylprolylprolylaspartylalanylaspartylaspartylaspartylleucylleucylarginylglutaminylisoleucylalanylseryltyr <text:soft-page-break/>osylglycylarginylglycyltyrosylthreonyltyrosylleucylleucylserylarginylalanylglycylvalylthreonylglycylalany lglutamylasparaginylarginylalanylalanylleucylprolylleucylasparaginylhistidylleucylvalylalanyllysylleucyll ysylglutamyltyrosylasparaginylalanylalanylprolylprolylleucylglutaminylglycylphenylalanylglycylisoleucy lserylalanylprolylaspartylglutaminylvalyllysylalanylalanylisoleucylaspartylalanylglycylalanylalanylglycyl alanylisoleucylserylglycylserylalanylisoleucylvalyllysylisoleucylisoleucylglutamylglutaminylhistidylaspa raginylisoleucylglutamylprolylglutamyllysylmethionylleucylalanylalanylleucyllysylvalylphenylalanylvalyl glutaminylprolylmethionyllysylalanylalanylthreonylarginylacetylseryltyrosylserylisoleucylthreonylserylp rolylserylglutaminylphenylalanylvalylphenylalanylleucylserylserylvalyltryptophylalanylaspartylprolylisol eucylglutamylleucylleucylasparaginylvalylcysteinylthreonylserylserylleucylglycylasparaginylglutaminyl phenylalanylglutaminylthreonylglutaminylglutaminylalanylarginylthreonylthreonylglutaminylvalylglutam inylglutaminylphenylalanylserylglutaminylvalyltryptophyllysylprolylphenylalanylprolylglutaminylserylthr eonylvalylarginylphenylalanylprolylglycylaspartylvalyltyrosyllysylvalyltyrosylarginyltyrosylasparaginylal anylvalylleucylaspartylprolylleucylisoleucylthreonylalanylleucylleucylglycylthreonylphenylalanylasparty lthreonylarginylasparaginylarginylisoleucylisoleucylglutamylvalylglutamylasparaginylglutaminylglutami nylserylprolylthreonylthreonylalanylglutamylthreonylleucylaspartylalanylthreonylarginylarginylvalylasp artylaspartylalanylthreonylvalylalanylisoleucylarginylserylalanylasparaginylisoleucylasparaginylleucylv alylasparaginylglutamylleucylvalylarginylglycylthreonylglycylleucyltyrosylasparaginylglutaminylaspara ginylthreonylphenylalanylglutamylserylmethionylserylglycylleucylvalyltryptophylthreonylserylalanylprol ylalanyltitinmethionylglutaminylarginyltyrosylglutamylserylleucylphenylalanylalanylisoleucylcysteinylpr olylprolylaspartylalanylaspartylaspartylaspartylleucylleucylarginylglutaminylisoleucylalanylseryltyrosyl glycylarginylglycyltyrosylthreonyltyrosylleucylleucylserylarginylalanylglycylvalylthreonylglycylalanylglut amylasparaginylarginylalanylalanylleucylprolylleucylasparaginylhistidylleucylvalylalanyllysylleucyllysyl glutamyltyrosylasparaginylalanylalanylprolylprolylleucylglutaminylglycylphenylalanylglycylisoleucylser ylalanylprolylaspartylglutaminylvalyllysylalanylalanylisoleucylaspartylalanylglycylalanylalanylglycylala nylisoleucylserylglycylserylalanylisoleucylvalyllysylisoleucylisoleucylglutamylglutaminylhistidylasparag inylisoleucylglutamylprolylglutamyllysylmethionylleucylalanylalanylleucyllysylvalylphenylalanylvalylglut <text:soft-page-break/>aminylprolylmethionyllysylalanylalanylthreonylarginylacetylseryltyrosylserylisoleucylthreonylserylprolyl serylglutaminylphenylalanylvalylphenylalanylleucylserylserylvalyltryptophylalanylaspartylprolylisoleuc ylglutamylleucylleucylasparaginylvalylcysteinylthreonylserylserylleucylglycylasparaginylglutaminylphe nylalanylglutaminylthreonylglutaminylglutaminylalanylarginylthreonylthreonylglutaminylvalylglutaminyl glutaminylphenylalanylserylglutaminylvalyltryptophyllysylprolylphenylalanylprolylglutaminylserylthreon ylvalylarginylphenylalanylprolylglycylaspartylvalyltyrosyllysylvalyltyrosylarginyltyrosylasparaginylalany lvalylleucylaspartylprolylleucylisoleucylthreonylalanylleucylleucylglycylthreonylphenylalanylaspartylthr eonylarginylasparaginylarginylisoleucylisoleucylglutamylvalylglutamylasparaginylglutaminylglutaminyl serylprolylthreonylthreonylalanylglutamylthreonylleucylaspartylalanylthreonylarginylarginylvalylaspart ylaspartylalanylthreonylvalylalanylisoleucylarginylserylalanylasparaginylisoleucylasparaginylleucylval ylasparaginylglutamylleucylvalylarginylglycylthreonylglycylleucyltyrosylasparaginylglutaminylasparagi nylthreonylphenylalanylglutamylserylmethionylserylglycylleucylvalyltryptophylthreonylserylalanylprolyl alanyltitinmethionylglutaminylarginyltyrosylglutamylserylleucylphenylalanylalanylmethionylthreonylthr eonylglutaminylarginyltyrosylglutamylserylleucylphenylalanylalanylglutaminylleucyllysylglutamylarginy llysylglutamylglycylalanylphenylalanylvalylprolylphenylalanylvalylthreonylleucylglycylaspartylprolylglyc ylisoleucylglutamylglutaminylserylleucyllysylisoleucylaspartylthreonylleucylisoleucylglutamylalanylglyc ylalanylaspartylalanylleucylglutamylleucylglycylisoleucylprolylphenylalanylserylaspartylprolylleucylala nylaspartylglycylprolylthreonylisoleucylglutaminylasparaginylalanylthreonylleucylarginylalanylphenylal</text:p>
      <text:p text:style-name="P1"><text:s/>anylalanylalanylglycylvalylthreonylprolylalanylglutaminylcysteinylphenylalanylglutamylmethionylleucyl alanylleucylisoleucylarginylglutaminyllysylhistidylprolylthreonylisoleucylprolylisoleucylglycylleucylleucy lmethionyltyrosylalanylasparaginylleucylvalylphenylalanylasparaginyllysylglycylisoleucylaspartylgluta mylphenylalanyltyrosylalanylglutaminylcysteinylglutamyllysylvalylglycylvalylaspartylserylvalylleucylval ylalanylaspartylvalylprolylvalylglutaminylglutamylserylalanylprolylphenylalanylarginylglutaminylalanyla lanylleucylarginylhistidylasparaginylvalylalanylprolylisoleucylphenylalanylisoleucylcysteinylprolylprolyl aspartylalanylaspartylaspartylaspartylleucylleucylarginylglutaminylisoleucylalanylseryltyrosylglycylargi nylglycyltyrosylthreonyltyrosylleucylleucylserylarginylalanylglycylvalylthreonylglycylalanylgluta<text:soft-page-break/>mylasp araginylarginylalanylalanylleucylprolylleucylasparaginylhistidylleucylvalylalanyllysylleucyllysylglutamyl tyrosylasparaginylalanylalanylprolylprolylleucylglutaminylglycylphenylalanylglycylisoleucylserylalanylp rolylaspartylglutaminylvalyllysylalanylalanylisoleucylaspartylalanylglycylalanylalanylglycylalanylisoleu cylserylglycylserylalanylisoleucylvalyllysylisoleucylisoleucylglutamylglutaminylhistidylasparaginylisole ucylglutamylprolylglutamyllysylmethionylleucylalanylalanylleucyllysylvalylphenylalanylvalylglutaminylp rolylmethionyllysylalanylalanylthreonylarginylacetylseryltyrosylserylisoleucylthreonylserylprolylserylglu taminylphenylalanylvalylphenylalanylleucylserylserylvalyltryptophylalanylaspartylprolylisoleucylglutam ylleucylleucylasparaginylvalylcysteinylthreonylserylserylleucylglycylasparaginylglutaminylphenylalanyl glutaminylthreonylglutaminylglutaminylalanylarginylthreonylthreonylglutaminylvalylglutaminylglutamin ylphenylalanylserylglutaminylvalyltryptophyllysylprolylphenylalanylprolylglutaminylserylthreonylvalylar ginylphenylalanylprolylglycylaspartylvalyltyrosyllysylvalyltyrosylarginyltyrosylasparaginylalanylvalylleu cylaspartylprolylleucylisoleucylthreonylalanylleucylleucylglycylthreonylphenylalanylaspartylthreonylar ginylasparaginylarginylisoleucylisoleucylglutamylvalylglutamylasparaginylglutaminylglutaminylserylpr olylthreonylthreonylalanylglutamylthreonylleucylaspartylalanylthreonylarginylarginylvalylaspartylaspar tylalanylthreonylvalylalanylisoleucylarginylserylalanylasparaginylisoleucylasparaginylleucylvalylaspar aginylglutamylleucylvalylarginylglycylthreonylglycylleucyltyrosylasparaginylglutaminylasparaginylthreo nylphenylalanylglutamylserylmethionylserylglycylleucylvalyltryptophylthreonylserylalanylprolylalanyltiti nmethionylglutaminylarginyltyrosylglutamylserylleucylphenylalanylalanylisoleucylcysteinylprolylprolyla spartylalanylaspartylaspartylaspartylleucylleucylarginylglutaminylisoleucylalanylseryltyrosylglycylargin ylglycyltyrosylthreonyltyrosylleucylleucylserylarginylalanylglycylvalylthreonylglycylalanylglutamylaspar aginylarginylalanylalanylleucylprolylleucylasparaginylhistidylleucylvalylalanyllysylleucyllysylglutamylty rosylasparaginylalanylalanylprolylprolylleucylglutaminylglycylphenylalanylglycylisoleucylserylalanylpro lylaspartylglutaminylvalyllysylalanylalanylisoleucylaspartylalanylglycylalanylalanylglycylalanylisoleucyl serylglycylserylalanylisoleucylvalyllysylisoleucylisoleucylglutamylglutaminylhistidylasparaginylisoleucy lglutamylprolylglutamyllysylmethionylleucylalanylalanylleucyllysylvalylphenylalanylvalylglutaminylproly lmethionyllysylalanylalanylthreonylarginylacetylseryltyrosylserylisoleucylthreonylserylprolylserylg<text:soft-page-break/>luta minylphenylalanylvalylphenylalanylleucylserylserylvalyltryptophylalanylaspartylprolylisoleucylglutamyll eucylleucylasparaginylvalylcysteinylthreonylserylserylleucylglycylasparaginylglutaminylphenylalanylgl utaminylthreonylglutaminylglutaminylalanylarginylthreonylthreonylglutaminylvalylglutaminylglutaminyl phenylalanylserylglutaminylvalyltryptophyllysylprolylphenylalanylprolylglutaminylserylthreonylvalylargi nylphenylalanylprolylglycylaspartylvalyltyrosyllysylvalyltyrosylarginyltyrosylasparaginylalanylvalylleucy laspartylprolylleucylisoleucylthreonylalanylleucylleucylglycylthreonylphenylalanylaspartylthreonylargin ylasparaginylarginylisoleucylisoleucylglutamylvalylglutamylasparaginylglutaminylglutaminylserylprolylt hreonylthreonylalanylglutamylthreonylleucylaspartylalanylthreonylarginylarginylvalylaspartylaspartylal anylthreonylvalylalanylisoleucylarginylserylalanylasparaginylisoleucylasparaginylleucylvalylasparagin ylglutamylleucylvalylarginylglycylthreonylglycylleucyltyrosylasparaginylglutaminylasparaginylthreonylp henylalanylglutamylserylmethionylserylglycylleucylvalyltryptophylthreonylserylalanylprolylalanyltitinme thionylglutaminylarginyltyrosylglutamylserylleucylphenylalanylalanylisoleucylcysteinylprolylprolylaspar tylalanylaspartylaspartylaspartylleucylleucylarginylglutaminylisoleucylalanylseryltyrosylglycylarginylgly cyltyrosylthreonyltyrosylleucylleucylserylarginylalanylglycylvalylthreonylglycylalanylglutamylasparagin ylarginylalanylalanylleucylprolylleucylasparaginylhistidylleucylvalylalanyllysylleucyllysylglutamyltyrosyl asparaginylalanylalanylprolylprolylleucylglutaminylglycylphenylalanylglycylisoleucylserylalanylprolylas partylglutaminylvalyllysylalanylalanylisoleucylaspartylalanylglycylalanylalanylglycylalanylisoleucylseryl glycylserylalanylisoleucylvalyllysylisoleucylisoleucylglutamylglutaminylhistidylasparaginylisoleucylglut amylprolylglutamyllysylmethionylleucylalanylalanylleucyllysylvalylphenylalanylvalylglutaminylprolylmet hionyllysylalanylalanylthreonylarginylacetylseryltyrosylserylisoleucylthreonylserylprolylserylglutaminyl phenylalanylvalylphenylalanylleucylserylserylvalyltryptophylalanylaspartylprolylisoleucylglutamylleucyl l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<text:soft-page-break/>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methionylthreonylthreonylglutaminyl<text:soft-page-break/>arginy lt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</text:p>
      <text:p text:style-name="P1"><text:s/>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ylgluta minylvalyltryptophyllysylprolylphenylalanylprolylglutaminylserylthreonylvalylarginylphenylalanylprolylgl ycylaspartylvalyltyrosyllysylvalyltyrosylarginyltyrosylasparaginylalanylvalylleucylaspartylprolylleucyliso leucylthreonylalanylleucylleucylglycylthreonylphenylalanylaspartylthreonylarginylasparaginylarginyliso <text:soft-page-break/>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 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rgin ylglycylthreonylglycylleucyltyrosylasparaginylglutaminylasparaginylthreonylphenylalanylglutamylseryl methionylserylglycylleucylvalyltryptophylthreonylserylalanylprolylalanyltitinmethionylglutaminylarginylt yrosylglutamylserylleucylphenylalanylalanylisoleucylcysteinylprolylprolylaspartylalanylaspartylaspartyl <text:soft-page-break/>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 cylleucylserylarginylalanylglycylvalylthreonylglycylalanylglutamylasparaginylarginylalanylalanylleucylp rolylleucylasparaginylhistidylleucylvalylalanyllysylleucyllysylglutamyltyrosylasparaginylalanylalanylprol ylprolylleucylglutaminylglycylphenylalanylglycylisoleucylserylalanylprolylaspartylglutaminylvalyllysylal anylalanylisoleucylaspartylalanylglycylalanylalanylglycylalanylisoleucylserylglycylserylalanylisoleucylv alyllysylisoleucylisoleucylglutamylglutaminylhistidylasparaginylisoleucylglutamylprolylglutamyllysylmet <text:soft-page-break/>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teinylglutamyllysylvalylglycylvalylaspartylserylvalylleucylvalylalanylaspartylvalylprolylvalylglutaminylgl utamylserylalanylprolylphenylalanylarginylglutaminylalanylalanylleucylarginylhistidylasparaginylvalylal anylprolylisoleucylphenylalanylisoleucylcysteinylprolylprolylaspartylalanylaspartylaspartylaspartylleuc ylleucylarginylglutaminylisoleucylalanylseryltyrosylglycylarginylglycyltyrosylthreonyltyrosylleucylleucyl <text:soft-page-break/>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</text:p>
      <text:p text:style-name="P1"><text:s/>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<text:soft-page-break/>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<text:soft-page-break/>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<text:soft-page-break/>glutam ylserylleucylphenylalanylalanylmethionylthreonylthreonylglutaminylarginyltyrosylglutamylserylleucylph enylalanylalanylglutaminylleucyllysylglutamylarginyllysylglutamylglycylalanylphenylalanylvalylprolylph enylalanylvalylthreonylleucylglycylaspartylprolylglycylisoleucylglutamylglutaminylserylleucyllysylisoleu cylaspartylthreonylleucylisoleucylglutamylalanylglycylalanylaspartylalanylleucylglutamylleucylglycyliso leucylprolylphenylalanylserylaspartylprolylleucylalanylaspartylglycylprolylthreonylisoleucylglutaminyla s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</text:p>
      <text:p text:style-name="P1"><text:s/>erylleucylglycylasparaginylglutaminylphenylalanylglutaminylthreonylglutaminylglutaminylalanylarginylt hreonylthreonylglutaminylvalylglutaminylglutaminylphenylalanylserylglutaminylvalyltryptophyllysylprol ylphenylalanylprolylglutaminylserylthreonylvalylarginylphenylalanylprolylglycylaspartylvalyltyrosyllysyl valyltyrosylarginyltyrosylasparaginylalanylvalylleucylaspartylprolylleucylisoleucylthreonylalanylleucylle <text:soft-page-break/>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spar aginylisoleucylasparaginylleucylvalylasparaginylglutamylleucylvalylarginylglycylthreonylglycylleucyltyr osylasparaginylglutaminylasparaginylthreonylphenylalanylglutamylserylmethionylserylglycylleucylvaly ltryptophylthreonylserylalanylprolylalanyltitinmethionylglutaminylarginyltyrosylglutamylserylleucylphen <text:soft-page-break/>ylalanylalanylisoleucylcysteinylprolylprolylaspartylalanylaspartylaspartylaspartylleucylleucylarginylglut 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dylleu cylvalylalanyllysylleucyllysylglutamyltyrosylasparaginylalanylalanylprolylprolylleucylglutaminylglycylph enylalanylglycylisoleucylserylalanylprolylaspartylglutaminylvalyllysylalanylalanylisoleucylaspartylalany lglycylalanylalanylglycylalanylisoleucylserylglycylserylalanylisoleucylvalyllysylisoleucylisoleucylglutam <text:soft-page-break/>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 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cylisoleucylaspartylglutamylphenylalanyltyrosylalanylglutaminylcysteinylglutamyllysylvalylglycylvalyla spartylserylvalylleucylvalylalanylaspartylvalylprolylvalylglutaminylglutamylserylalanylprolylphenylalany larginylglutaminylalanylalanylleucylarginylhistidylasparaginylvalylalanylprolylisoleucylphenylalanylisol eucylcysteinylprolylprolylaspartylalanylaspartylaspartylaspartylleucylleucylarginylglutaminylisoleucylal <text:soft-page-break/>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</text:p>
      <text:p text:style-name="P1"><text:s/>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ysylleucyllysylglutamyltyrosylasparaginylalanylalanylprolylprolylleucylglutaminylglycylphenylalanylglyc ylisoleucylserylalanylprolylaspartylglutaminylvalyllysylalanylalanylisoleucylaspartylalanylglycylalanylal anylglycylalanylisoleucylserylglycylserylalanylisoleucylvalyllysylisoleucylisoleucylglutamylglutaminylhi stidylasparaginylisoleucylglutamylprolylglutamyllysylmethionylleucylalanylalanylleucyllysylvalylp<text:soft-page-break/>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<text:soft-page-break/>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lleu cylvalylasparaginylglutamylleucylvalylarginylglycylthreonylglycylleucyltyrosylasparaginylglutaminylasp araginylthreonylphenylalanylglutamylserylmethionylserylglycylleucylvalyltryptophylthreonylseryla<text:soft-page-break/>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<text:soft-page-break/>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</text:p>
      <text:p text:style-name="P1"><text:s/>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<text:soft-page-break/>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<text:soft-page-break/>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 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hionyltyrosylalanylasparaginylleucylvalylphenylalanylasparaginyllysylglycylisoleucylaspartylglutamylp henylalanyltyrosylalanylglutaminylcysteinylglutamyllysylvalylglycylvalylaspartylserylvalylleucylvalylala nylaspartylvalylprolylvalylglutaminylglutamylserylalanylprolylphenylalanylarginylglutaminylalanylalanyl leucylarginylhistidylasparaginylvalylalanylprolylisoleucylphenylalanylisoleucylcysteinylprolylprolylaspa <text:soft-page-break/>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arginylalanylalanylleucylprolylleucylasparaginylhistidylleucylvalylalanyllysylleucyllysylglutamyltyrosyla sparaginylalanylalanylprolylprolylleucylglutaminylglycylphenylalanylglycylisoleucylserylalanylprolylasp artylglutaminylvalyllysylalanylalanylisoleucylaspartylalanylglycylalanylalanylglycylalanylisoleucylserylg</text:p>
      <text:p text:style-name="P1"><text:s/>lycylserylalanylisoleucylvalyllysylisoleucylisoleucylglutamylglutaminylhistidylasparaginylisoleucy<text:soft-page-break/>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<text:soft-page-break/>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r 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nylarginylisoleucylisoleucylglutamylvalylglutamylasparaginylglutaminylglutaminylserylprolylthreonylthr eonylalanylglutamylthreonylleucylaspartylalanylthreonylarginylarginylvalylaspartylaspartylalanylthreon ylvalylalanylisoleucylarginylserylalanylasparaginylisoleucylasparaginylleucylvalylasparaginylglutamyll eucylvalylarginylglycylthreonylglycylleucyltyrosylasparaginylglutaminylasparaginylthreonylphenyl<text:soft-page-break/>alan ylglutamylserylmethionylserylglycylleucylvalyltryptophylthreonylserylalanylprolylalanyltitinmethionylglu taminylarginyltyrosylglutamylserylleucylphenylalanylalanylmethionylthreonylthreonylglutaminylarginylt 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 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ylgluta minylvalyltryptophyllysylprolylphenylalanylprolylglutaminylserylthreonylvalylarginylphenylalanylprolylgl ycylaspartylvalyltyrosyllysylvalyltyrosylarginyltyrosylasparaginylalanylvalylleucylaspartylprolylle<text:soft-page-break/>ucyliso leucylthreonylalanylleucylleucylglycylthreonylphenylalanylaspartylthreonylarginylasparaginylarginyliso 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</text:p>
      <text:p text:style-name="P1"><text:s/>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rgin ylglycylthreonylglycylleucyltyrosylasparaginylglutaminylasparaginylthreonylphenylalanylglutamylseryl <text:soft-page-break/>methionylserylglycylleucylvalyltryptophylthreonylserylalanylprolylalanyltitinmethionylglutaminylarginylt yrosylglutamylserylleucylphenylalanylalanylisoleucylcysteinylprolylprolylaspartylalanylaspartylaspartyl 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 cylleucylserylarginylalanylglycylvalylthreonylglycylalanylglutamylasparaginylarginylalanylalanylleucylp rolylleucylasparaginylhistidylleucylvalylalanyllysylleucyllysylglutamyltyrosylasparaginylalanylalanylprol ylprolylleucylglutaminylglycylphenylalanylglycylisoleucylserylalanylprolylaspartylglutaminylvalyllysylal <text:soft-page-break/>anylalanylisoleucylaspartylalanylglycylalanylalanylglycylalanylisoleucylserylglycylserylalanylisoleucylv alyllysylisoleucylisoleucylglutamylglutaminylhistidylasparaginylisoleucylglutamylprolylglutamyllysylmet 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teinylglutamyllysylvalylglycylvalylaspartylserylvalylleucylvalylalanylaspartylvalylprolylvalylglutaminylgl utamylserylalanylprolylphenylalanylarginylglutaminylalanylalanylleucylarginylhistidylasparaginylvalylal <text:soft-page-break/>anylprolylisoleucylphe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<text:soft-page-break/>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</text:p>
      <text:p text:style-name="P1"><text:s/>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<text:soft-page-break/>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<text:soft-page-break/>hreo nylglycylleucyltyrosylasparaginylglutaminylasparaginylthreonylphenylalanylglutamylserylmethionylser ylglycylleucylvalyltryptophylthreonylserylalanylprolylalanyltitinmethionylglutaminylarginyltyrosylglutam ylserylleucylphenylalanylalanylethionylthreonylthreonylglutaminylarginyltyrosylglutamylserylleucylphe nylalanylalanylglutaminylleucyllysylglutamylarginyllysylglutamylglycylalanylphenylalanylvalylprolylphe nylalanylvalylthreonylleucylglycylaspartylprolylglycylisoleucylglutamylglutaminylserylleucyllysylisoleuc ylaspartylthreonylleucylisoleucylglutamylalanylglycylalanylaspartylalanylleucylglutamylleucylglycylisol eucylprolylphenylalanylserylaspartylprolylleucylalanylaspartylglycylprolylthreonylisoleucylglutaminylas 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 erylleucylglycylasparaginylglutaminylphenylalanylglutaminylthreonylglutaminylglutaminylalanylarginylt hreonylthreonylglutaminylvalylglutaminylglutaminylphenylalanylserylglutaminylvalyltryptophyllysylprol ylphenylalanylprolylglutaminylserylthreonylvalylarginylphenylalanylprolylglycylaspartylvalyltyros<text:soft-page-break/>yllysyl valyltyrosylarginyltyrosylasparaginylalanylvalylleucylaspartylprolylleucylisoleucylthreonylalanylleucylle 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spar aginylisoleucylasparaginylleucylvalylasparaginylglutamylleucylvalylarginylglycylthreonylglycylleucyltyr osylasparaginylglutaminylasparaginylthreonylphenylalanylglutamylserylmethionylserylglycylleucyl<text:soft-page-break/>valy ltryptophylthreonylserylalanylprolylalanyltitinmethionylglutaminylarginyltyrosylglutamylserylleucylphen ylalanylalanylisoleucylcysteinylprolylprolylaspartylalanylaspartylaspartylaspartylleucylleucylarginylglut</text:p>
      <text:p text:style-name="P1"><text:s/>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dylleu cylvalylalanyllysylleucyllysylglutamyltyrosylasparaginylalanylalanylprolylprolylleucylglutaminylglycylph <text:soft-page-break/>enylalanylglycylisoleucylserylalanylprolylaspartylglutaminylvalyllysylalanylalanylisoleucylaspartylalany lglycylalanylalanylglycylalanylisoleucylserylglycylserylalanylisoleucylvalyllysylisoleucylisoleucylglutam 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 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cylisoleucylaspartylglutamylphenylalanyltyrosylalanylglutaminylcysteinylglutamyllysylvalylglycylvalyla spartylserylvalylleucylvalylalanylaspartylvalylprolylvalylglutaminylglutamylserylalanylprolylphenylalany <text:soft-page-break/>larginylglutaminylalanylalanylleucylarginylhistidylasparaginylvalylalanylprolylisoleucylphenylalanylisol eucylcysteinylprolylprolylaspartylalanylaspartylaspartylaspartylleucylleucylarginylglutaminylisoleucylal 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 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ysylleucyllysylglutamyltyrosylasparaginylalanylalanylprolylprolylleucylglutaminylglycylphenylalanylglyc ylisoleucylserylalanylprolylaspartylglutaminylvalyllysylalanylalanylisoleucylaspartylalanylglycylalanylal <text:soft-page-break/>anylglycylalanylisoleucylserylglycylserylalanylisoleucylvalyllysylisoleucylisoleucylglutamylglutaminylhi stidylasparaginylisoleucylglutamylprolylglutamyllysylmethionylleucylalanylalanylleucyllysylvalylp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</text:p>
      <text:p text:style-name="P1"><text:s/>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<text:soft-page-break/>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<text:soft-page-break/>lleu 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<text:soft-page-break/>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<text:soft-page-break/>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</text:p>
      <text:p text:style-name="P1"><text:s/>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<text:soft-page-break/>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 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hionyltyrosylalanylasparaginylleucylvalylphenylalanylasparaginyllysylglycylisoleucylaspartylglutamylp henylalanyltyrosylalanylglutaminylcysteinylglutamyllysylvalylglycylvalylaspartylserylvalylleucylvalylala <text:soft-page-break/>nylaspartylvalylprolylvalylglutaminylglutamylserylalanylprolylphenylalanylarginylglutaminylalanylalanyl leucylarginylhistidylasparaginylvalylalanylprolylisoleucylphenylalanylisoleucylcysteinylprolylprolylaspa 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arginylalanylalanylleucylprolylleucylasparaginylhistidylleucylvalylalanyllysylleucyllysylglutamyltyrosyla sparaginylalanylalanylprolylprolylleucylglutaminylglycylphenylalanylglycylisoleucylserylalanylprolylasp <text:soft-page-break/>artylglutaminylvalyllysylalanylalanylisoleucylaspartylalanylglycylalanylalanylglycylalanylisoleucylserylg lycylserylalanylisoleucylvalyllysylisoleucylisoleucylglutamylglutaminylhistidylasparaginylisoleucy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<text:soft-page-break/>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</text:p>
      <text:p text:style-name="P1"><text:s/>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 r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nylarginylisoleucylisoleucylglutamylvalylglutamylasparaginylglutaminylglutaminylserylprolylthreonylthr eonylalanylglutamylthreonylleucylaspartylalanylthreonylarginylarginylvalylaspartylaspartylalanylth<text:soft-page-break/>reon ylvalylalanylisoleucylarginylserylalanylasparaginylisoleucylasparaginylleucylvalylasparaginylglutamyll eucylvalylarginylglycylthreonylglycylleucyltyrosylasparaginylglutaminylasparaginylthreonylphenylalan ylglutamylserylmethionylserylglycylleucylvalyltryptophylthreonylserylalanylprolylalanyltitinmethionylglu taminylarginyltyrosylglutamylserylleucylphenylalanylalanylmethionylthreonylthreonylglutaminylarginylt 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 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<text:soft-page-break/>ylgluta minylvalyltryptophyllysylprolylphenylalanylprolylglutaminylserylthreonylvalylarginylphenylalanylprolylgl ycylaspartylvalyltyrosyllysylvalyltyrosylarginyltyrosylasparaginylalanylvalylleucylaspartylprolylleucyliso leucylthreonylalanylleucylleucylglycylthreonylphenylalanylaspartylthreonylarginylasparaginylarginyliso 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 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<text:soft-page-break/>rgin ylglycylthreonylglycylleucyltyrosylasparaginylglutaminylasparaginylthreonylphenylalanylglutamylseryl methionylserylglycylleucylvalyltryptophylthreonylserylalanylprolylalanyltitinmethionylglutaminylarginylt yrosylglutamylserylleucylphenylalanylalanylisoleucylcysteinylprolylprolylaspartylalanylaspartylaspartyl 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</text:p>
      <text:p text:style-name="P1"><text:s/>cylleucylserylarginylalanylglycylvalylthreonylglycylalanylglutamylasparaginylarginylalanylalanylleucylp <text:soft-page-break/>rolylleucylasparaginylhistidylleucylvalylalanyllysylleucyllysylglutamyltyrosylasparaginylalanylalanylprol ylprolylleucylglutaminylglycylphenylalanylglycylisoleucylserylalanylprolylaspartylglutaminylvalyllysylal anylalanylisoleucylaspartylalanylglycylalanylalanylglycylalanylisoleucylserylglycylserylalanylisoleucylv alyllysylisoleucylisoleucylglutamylglutaminylhistidylasparaginylisoleucylglutamylprolylglutamyllysylmet 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<text:soft-page-break/>teinylglutamyllysylvalylglycylvalylaspartylserylvalylleucylvalylalanylaspartylvalylprolylvalylglutaminylgl utamylserylalanylprolylphenylalanylarginylglutaminylalanylalanylleucylarginylhistidylasparaginylvalylal anylprolylisoleucylphe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<text:soft-page-break/>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<text:soft-page-break/>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</text:p>
      <text:p text:style-name="P1"><text:s/>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<text:soft-page-break/>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methionylthreonylthreonylglutaminylarginyltyrosylglutamylserylleucylph enylalanylalanylglutaminylleucyllysylglutamylarginyllysylglutamylglycylalanylphenylalanylvalylprolylph enylalanylvalylthreonylleucylglycylaspartylprolylglycylisoleucylglutamylglutaminylserylleucyllysylisoleu cylaspartylthreonylleucylisoleucylglutamylalanylglycylalanylaspartylalanylleucylglutamylleucylglycyliso leucylprolylphenylalanylserylaspartylprolylleucylalanylaspartylglycylprolylthreonylisoleucylglutaminyla s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 erylleucylglycylasparaginylglutaminylphenylalanylglutaminylthreonylglutaminylglutaminylalanylar<text:soft-page-break/>ginylt hreonylthreonylglutaminylvalylglutaminylglutaminylphenylalanylserylglutaminylvalyltryptophyllysylprol ylphenylalanylprolylglutaminylserylthreonylvalylarginylphenylalanylprolylglycylaspartylvalyltyrosyllysyl valyltyrosylarginyltyrosylasparaginylalanylvalylleucylaspartylprolylleucylisoleucylthreonylalanylleucylle 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<text:soft-page-break/>spar aginylisoleucylasparaginylleucylvalylasparaginylglutamylleucylvalylarginylglycylthreonylglycylleucyltyr osylasparaginylglutaminylasparaginylthreonylphenylalanylglutamylserylmethionylserylglycylleucylvaly ltryptophylthreonylserylalanylprolylalanyltitinmethionylglutaminylarginyltyrosylglutamylserylleucylphen ylalanylalanylisoleucylcysteinylprolylprolylaspartylalanylaspartylaspartylaspartylleucylleucylarginylglut 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<text:soft-page-break/>dylleu cylvalylalanyllysylleucyllysylglutamyltyrosylasparaginylalanylalanylprolylprolylleucylglutaminylglycylph enylalanylglycylisoleucylserylalanylprolylaspartylglutaminylvalyllysylalanylalanylisoleucylaspartylalany lglycylalanylalanylglycylalanylisoleucylserylglycylserylalanylisoleucylvalyllysylisoleucylisoleucylglutam 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</text:p>
      <text:p text:style-name="P1"><text:s/>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<text:soft-page-break/>cylisoleucylaspartylglutamylphenylalanyltyrosylalanylglutaminylcysteinylglutamyllysylvalylglycylvalyla spartylserylvalylleucylvalylalanylaspartylvalylprolylvalylglutaminylglutamylserylalanylprolylphenylalany larginylglutaminylalanylalanylleucylarginylhistidylasparaginylvalylalanylprolylisoleucylphenylalanylisol eucylcysteinylprolylprolylaspartylalanylaspartylaspartylaspartylleucylleucylarginylglutaminylisoleucylal 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 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<text:soft-page-break/>ysylleucyllysylglutamyltyrosylasparaginylalanylalanylprolylprolylleucylglutaminylglycylphenylalanylglyc ylisoleucylserylalanylprolylaspartylglutaminylvalyllysylalanylalanylisoleucylaspartylalanylglycylalanylal anylglycylalanylisoleucylserylglycylserylalanylisoleucylvalyllysylisoleucylisoleucylglutamylglutaminylhi stidylasparaginylisoleucylglutamylprolylglutamyllysylmethionylleucylalanylalanylleucyllysylvalylp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<text:soft-page-break/>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<text:soft-page-break/>aminylserylprolylthreonylthreonylalanylglutamylthreonylleucylaspartylalanylthreonylarginylarginylvalyl aspartylaspartylalanylthreonylvalylalanylisoleucylarginylserylalanylasparaginylisoleucylasparaginylleu</text:p>
      <text:p text:style-name="P1"><text:s/>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<text:soft-page-break/>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<text:soft-page-break/>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<text:soft-page-break/>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</text:p>
      <text:p text:style-name="P1"><text:s/>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<text:soft-page-break/>hionyltyrosylalanylasparaginylleucylvalylphenylalanylasparaginyllysylglycylisoleucylaspartylglutamylp henylalanyltyrosylalanylglutaminylcysteinylglutamyllysylvalylglycylvalylaspartylserylvalylleucylvalylala nylaspartylvalylprolylvalylglutaminylglutamylserylalanylprolylphenylalanylarginylglutaminylalanylalanyl leucylarginylhistidylasparaginylvalylalanylprolylisoleucylphenylalanylisoleucylcysteinylprolylprolylaspa 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<text:soft-page-break/>arginylalanylalanylleucylprolylleucylasparaginylhistidylleucylvalylalanyllysylleucyllysylglutamyltyrosyla sparaginylalanylalanylprolylprolylleucylglutaminylglycylphenylalanylglycylisoleucylserylalanylprolylasp artylglutaminylvalyllysylalanylalanylisoleucylaspartylalanylglycylalanylalanylglycylalanylisoleucylserylg lycylserylalanylisoleucylvalyllysylisoleucylisoleucylglutamylglutaminylhistidylasparaginylisoleucy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<text:soft-page-break/>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r 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<text:soft-page-break/>nylarginylisoleucylisoleucylglutamylvalylglutamylasparaginylglutaminylglutaminylserylprolylthreonylthr eonylalanylglutamylthreonylleucylaspartylalanylthreonylarginylarginylvalylaspartylaspartylalanylthreon ylvalylalanylisoleucylarginylserylalanylasparaginylisoleucylasparaginylleucylvalylasparaginylglutamyll eucylvalylarginylglycylthreonylglycylleucyltyrosylasparaginylglutaminylasparaginylthreonylphenylalan ylglutamylserylmethionylserylglycylleucylvalyltryptophylthreonylserylalanylprolylalanyltitinmethionylglu taminylarginyltyrosylglutamylserylleucylphenylalanylalanylprolylprolylleucylglutaminylglycylphenylalan ylglycylisoleucylserylalanylprolylaspartylglutaminylvalyllysylalanylalanylisoleucylaspartylalanylglycylal anylalanylglycylalanylisoleucylserylglycylserylalanylisoleucylvalyllysylisoleucylisoleucylglutamylgluta minylhistidylasparaginylisoleucylglutamylprolylglutamyllysylmethionylleucylalanylalanylleucyllysylvalyl phenylalanylvalylglutaminylprolylmethionyllysylalanylalanylthreonylarginylacetylseryltyrosylserylisoleu cylthreonylserylprolylserylglutaminylphenylalanylvalylphenylalanylleucylserylserylvalyltryptophylalanyl aspartylprolylisoleucylglutamylleucylleucylasparaginylvalylcysteinylthreonylserylserylleucylglycylaspar aginylglutaminylphenylalanylglutaminylthreonylglutaminylglutaminylalanylarginylthreonylthreonylgluta</text:p>
      <text:p text:style-name="P1"><text:s/>minylvalylglutaminylglutaminylphenylalanylserylglutaminylvalyltryptophyllysylprolylphenylalanylprolylg lutaminylserylthreonylvalylarginylphenylalanylprolylglycylaspartylvalyltyrosyllysylvalyltyrosylarginyltyro sylasparaginylalanylvalylleucylaspartylprolylleucylisoleucylthreonylalanylleucylleucylglycylthreonylphe nylalanylaspartylthreonylarginylasparaginylarginylisoleucylisoleucylglutamylvalylglutamylasparaginylg lutaminylglutaminylserylprolylthreonylthreonylalanylglutamylthreonylleucylaspartylalanylthreonylargin ylarginylvalylaspartylaspartylalanylthreonylvalylalanylisoleucylarginylserylalanylasparaginylisoleucyla sparaginylleucylvalylasparaginylglutamylleucylvalylarginylglycylthreonylglycylleucyltyrosylasparaginyl glutaminylasparaginylthreonylphenylalanylglutamylserylmethionylserylglycylleucylvalyltryptophylthreo nylserylalanylprolylalanyltitinmethionylglutaminylarginyltyrosylglutamylserylleucylphenylalanylalanylpr olylprolylleucylglutaminylglycylphenylalanylglycylisoleucylserylalanylprolylaspartylglutaminylvalyllysyl alanylalanylisoleucylaspartylalanylglycylalanylalanylglycylalanylisoleucylserylglycylserylalanylisoleucy lvalyllysylisoleucylisoleucylglutamylglutaminylhistidylasparaginylisoleucylglutamylprolylglutamyllysylm ethionylleucylalanylalanylleucyllysylvalylphenylalanylvalylglutaminylprolylmethionyllysylalanylal<text:soft-page-break/>anylthr eonylarginylacetylseryltyrosylserylisoleucylthreonylserylprolylserylglutaminylphenylalanylvalylphenylal anylleucylserylserylvalyltryptophylalanylaspartylprolylisoleucylglutamylleucylleucylasparaginylvalylcys teinylthreonylserylserylleucylglycylasparaginylglutaminylphenylalanylglutaminylthreonylglutaminylglut aminylalanylarginylthreonylthreonylglutaminylvalylglutaminylglutaminylphenylalanylserylglutaminylval yltryptophyllysylprolylphenylalanylprolylglutaminylserylthreonylvalylarginylphenylalanylprolylglycylasp artylvalyltyrosyllysylvalyltyrosylarginyltyrosylasparaginylalanylvalylleucylaspartylprolylleucylisoleucylth reonylalanylleucylleucylglycylthreonylphenylalanylaspartylthreonylarginylasparaginylarginylisoleucylis oleucylglutamylvalylglutamylasparaginylglutaminylglutaminylserylglutamylasparaginylglutaminylgluta minylserylglutamylasparaginylglutaminylglutaminylserxisoleuc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text-properties fo:language="zxx" fo:country="none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0:47:00</dc:date>
    <meta:document-statistic meta:table-count="0" meta:image-count="0" meta:object-count="0" meta:page-count="72" meta:paragraph-count="20" meta:word-count="1846" meta:character-count="191664" meta:non-whitespace-character-count="189819"/>
    <meta:generator>LibreOffice/7.2.0.4$Windows_X86_64 LibreOffice_project/9a9c6381e3f7a62afc1329bd359cc48accb6435b</meta:generator>
  </office:meta>
</office:document-meta>
</file>